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85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5.74cm"/>
    </style:style>
    <style:style style:name="co4" style:family="table-column">
      <style:table-column-properties fo:break-before="auto" style:column-width="5.489cm"/>
    </style:style>
    <style:style style:name="co5" style:family="table-column">
      <style:table-column-properties fo:break-before="auto" style:column-width="5.459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4.1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487cm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number:text-style style:name="N100">
      <number:text-content/>
    </number:text-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4" style:family="table-cell" style:parent-style-name="Excel_20_Built-in_20_20_25__20_-_20_Accent6" style:data-style-name="N0">
      <style:table-cell-properties fo:background-color="#e2f0d9" style:diagonal-bl-tr="none" style:diagonal-tl-br="none" fo:border="none" style:rotation-align="none"/>
    </style:style>
    <style:style style:name="ce5" style:family="table-cell" style:parent-style-name="Default">
      <style:table-cell-properties style:rotation-align="none"/>
    </style:style>
    <style:style style:name="ce42" style:family="table-cell" style:parent-style-name="Excel_20_Built-in_20_20_25__20_-_20_Accent1" style:data-style-name="N100">
      <style:table-cell-properties fo:background-color="#deebf7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43" style:family="table-cell" style:parent-style-name="Excel_20_Built-in_20_20_25__20_-_20_Accent6" style:data-style-name="N0">
      <style:table-cell-properties fo:background-color="#e2f0d9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45" style:family="table-cell" style:parent-style-name="Excel_20_Built-in_20_20_25__20_-_20_Accent4" style:data-style-name="N0">
      <style:table-cell-properties fo:background-color="#fff2cc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46" style:family="table-cell" style:parent-style-name="Excel_20_Built-in_20_20_25__20_-_20_Accent2" style:data-style-name="N0">
      <style:table-cell-properties fo:background-color="#fbe5d6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1pt" style:font-size-asian="11pt" style:font-size-complex="11pt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8" style:family="table-cell" style:parent-style-name="Excel_20_Built-in_20_20_25__20_-_20_Accent1" style:data-style-name="N0">
      <style:table-cell-properties fo:background-color="#deebf7" style:diagonal-bl-tr="none" style:diagonal-tl-br="none" fo:border="none" style:rotation-align="none"/>
    </style:style>
    <style:style style:name="ce9" style:family="table-cell" style:parent-style-name="Excel_20_Built-in_20_20_25__20_-_20_Accent4" style:data-style-name="N0">
      <style:table-cell-properties fo:background-color="#fff2cc" style:diagonal-bl-tr="none" style:diagonal-tl-br="none" fo:border="none" style:rotation-align="none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20_25__20_-_20_Accent2" style:data-style-name="N0">
      <style:table-cell-properties fo:background-color="#fbe5d6" style:diagonal-bl-tr="none" style:diagonal-tl-br="none" fo:border="none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dash" draw:stroke-dash="Dashed_20__28_var_29_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dash" draw:stroke-dash="Dashed_20__28_var_29__20_4" svg:stroke-width="0.053cm" svg:stroke-color="#43739e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ource</text:p>
          </table:table-cell>
          <table:table-cell table:style-name="ce12" office:value-type="string" calcext:value-type="string" table:number-columns-spanned="5" table:number-rows-spanned="1">
            <text:p>Destinations</text:p>
          </table:table-cell>
          <table:covered-table-cell table:number-columns-repeated="4" table:style-name="ce38"/>
          <table:table-cell table:style-name="ce22" table:number-columns-repeated="1017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table:style-name="ce48"/>
          <table:table-cell table:style-name="ce44" office:value-type="string" calcext:value-type="string">
            <text:p>1 - Connector</text:p>
          </table:table-cell>
          <table:table-cell table:style-name="ce44" table:number-columns-repeated="1021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table:style-name="ce48"/>
          <table:table-cell table:style-name="ce44" office:value-type="string" calcext:value-type="string">
            <text:p>4 - ResizingContainer</text:p>
          </table:table-cell>
          <table:table-cell table:style-name="ce44" table:number-columns-repeated="3"/>
          <table:table-cell table:style-name="ce59"/>
          <table:table-cell table:style-name="ce44"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ination</text:p>
          </table:table-cell>
          <table:table-cell table:style-name="ce5"/>
          <table:table-cell office:value-type="string" calcext:value-type="string">
            <text:p>3 - PaginationConta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adingIndicat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ptyPlaceholder</text:p>
          </table:table-cell>
          <table:table-cell table:style-name="ce5"/>
          <table:table-cell table:style-name="ce5" office:value-type="string" calcext:value-type="string">
            <text:p>5 - BodyContain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ame</text:p>
          </table:table-cell>
          <table:table-cell table:style-name="ce5"/>
          <table:table-cell table:style-name="ce13" office:value-type="string" calcext:value-type="string">
            <text:p>1 - Connector</text:p>
          </table:table-cell>
          <table:table-cell office:value-type="string" calcext:value-type="string">
            <text:p>6 - TableHead</text:p>
          </table:table-cell>
          <table:table-cell table:style-name="ce5" office:value-type="string" calcext:value-type="string">
            <text:p>6 - TableBody</text:p>
          </table:table-cell>
          <table:table-cell office:value-type="string" calcext:value-type="string">
            <text:p>6 - ColumnGroup</text:p>
          </table:table-cell>
          <table:table-cell office:value-type="string" calcext:value-type="string">
            <text:p>7 -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ssName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umnOrder</text:p>
          </table:table-cell>
          <table:table-cell table:style-name="ce5"/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itColumnWidths</text:p>
          </table:table-cell>
          <table:table-cell table:style-name="ce5"/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rollFact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ContextMenu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ItemsOpen</text:p>
          </table:table-cell>
          <table:table-cell table:style-name="ce5"/>
          <table:table-cell table:style-name="ce5" office:value-type="string" calcext:value-type="string">
            <text:p>1 - Connecto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5 - BodyContaine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onSelectionChange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ColumnsResizeEnd</text:p>
          </table:table-cell>
          <table:table-cell table:style-name="ce5"/>
          <table:table-cell table:style-name="ce5" office:value-type="string" calcext:value-type="string">
            <text:p>6 - TableHead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KeyDown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 calcext:value-type="string">
            <text:p>autoFocus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2">
          <table:table-cell table:style-name="ce5" office:value-type="string" calcext:value-type="string">
            <text:p>itemContainerRef</text:p>
          </table:table-cell>
          <table:table-cell table:style-name="ce5"/>
          <table:table-cell table:style-name="ce9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 - Connecto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6 - ColumnGroup</text:p>
          </table:table-cell>
          <table:table-cell table:style-name="ce5" office:value-type="string" calcext:value-type="string">
            <text:p>6 - TableHead</text:p>
          </table:table-cell>
          <table:table-cell table:style-name="ce5" office:value-type="string" calcext:value-type="string">
            <text:p>6 - TableBod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2 - Roo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5 - BodyContainer</text:p>
          </table:table-cell>
          <table:table-cell table:style-name="ce5" office:value-type="string" calcext:value-type="string">
            <text:p>7 - TableHead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s</text:p>
          </table:table-cell>
          <table:table-cell table:style-name="ce5" office:value-type="string" calcext:value-type="string">
            <text:p>4 - ResizingContainer</text:p>
          </table:table-cell>
          <table:table-cell table:style-name="ce5" office:value-type="string" calcext:value-type="string">
            <text:p>6 - TableHead</text:p>
          </table:table-cell>
          <table:table-cell table:style-name="ce5" office:value-type="string" calcext:value-type="string">
            <text:p>6 - ColumnGroup</text:p>
          </table:table-cell>
          <table:table-cell table:style-name="ce5" office:value-type="string" calcext:value-type="string">
            <text:p>7 - TableRow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columnWidths</text:p>
          </table:table-cell>
          <table:table-cell table:style-name="ce8" office:value-type="string" calcext:value-type="string">
            <text:p>4 - ResizingContainer</text:p>
          </table:table-cell>
          <table:table-cell table:style-name="ce5" office:value-type="string" calcext:value-type="string">
            <text:p>6 - ColumnGroup</text:p>
          </table:table-cell>
          <table:table-cell table:style-name="ce5" table:number-columns-repeated="1021"/>
        </table:table-row>
        <table:table-row table:style-name="ro2">
          <table:table-cell table:style-name="ce5" office:value-type="string" calcext:value-type="string">
            <text:p>bodyContainerRef</text:p>
          </table:table-cell>
          <table:table-cell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style-name="ce9" office:value-type="string" calcext:value-type="string">
            <text:p>5 - BodyContainer</text:p>
          </table:table-cell>
          <table:table-cell office:value-type="string" calcext:value-type="string">
            <text:p>6 - SelectionRect</text:p>
          </table:table-cell>
          <table:table-cell table:style-name="ce5" office:value-type="string" calcext:value-type="string">
            <text:p>6 - TableBody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ableBodyRef</text:p>
          </table:table-cell>
          <table:table-cell table:style-name="ce5" office:value-type="string" calcext:value-type="string">
            <text:p>2 - Root</text:p>
          </table:table-cell>
          <table:table-cell office:value-type="string" calcext:value-type="string">
            <text:p>3 - ScrollingContainer</text:p>
          </table:table-cell>
          <table:table-cell table:style-name="ce9" office:value-type="string" calcext:value-type="string">
            <text:p>5 - BodyContainer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electionRect</text:p>
          </table:table-cell>
          <table:table-cell table:style-name="ce8" office:value-type="string" calcext:value-type="string">
            <text:p>3 - ScrollingContainer</text:p>
          </table:table-cell>
          <table:table-cell table:style-name="ce5" office:value-type="string" calcext:value-type="string">
            <text:p>6 - SelectionRect</text:p>
          </table:table-cell>
          <table:table-cell table:style-name="ce5" table:number-columns-repeated="1021"/>
        </table:table-row>
        <table:table-row table:style-name="ro2">
          <table:table-cell table:style-name="ce4" office:value-type="string" calcext:value-type="string">
            <text:p>dragSelectStar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5 - BodyContain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columnResizeStart</text:p>
          </table:table-cell>
          <table:table-cell table:style-name="ce5" office:value-type="string" calcext:value-type="string">
            <text:p>4 - ResizingContainer</text:p>
          </table:table-cell>
          <table:table-cell table:style-name="ce5" office:value-type="string" calcext:value-type="string">
            <text:p>7 - TableHeader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tCursorClass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isTouching</text:p>
          </table:table-cell>
          <table:table-cell table:style-name="ce9" office:value-type="string" calcext:value-type="string">
            <text:p>5 - BodyContain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rollToPos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Count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ToPage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ror</text:p>
          </table:table-cell>
          <table:table-cell table:style-name="ce5" office:value-type="string" calcext:value-type="string">
            <text:p>2 - Root</text:p>
          </table:table-cell>
          <table:table-cell office:value-type="string" calcext:value-type="string">
            <text:p>3 - Err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Placeholde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3 - PaginationContainer</text:p>
          </table:table-cell>
          <table:table-cell table:number-columns-repeated="1020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42" office:value-type="string" calcext:value-type="string">
            <text:p>Context provider</text:p>
          </table:table-cell>
          <table:table-cell table:number-columns-repeated="1023"/>
        </table:table-row>
        <table:table-row table:style-name="ro2">
          <table:table-cell table:style-name="ce43" office:value-type="string" calcext:value-type="string">
            <text:p>Function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Ref setter</text:p>
          </table:table-cell>
          <table:table-cell table:number-columns-repeated="1023"/>
        </table:table-row>
        <table:table-row table:style-name="ro2">
          <table:table-cell table:style-name="ce46" office:value-type="string" calcext:value-type="string">
            <text:p>Overrid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ee" table:style-name="ta2">
        <office:forms form:automatic-focus="false" form:apply-design-mode="false"/>
        <table:table-column table:style-name="co7" table:default-cell-style-name="ce31"/>
        <table:table-column table:style-name="co8" table:number-columns-repeated="7" table:default-cell-style-name="ce31"/>
        <table:table-column table:style-name="co6" table:number-columns-repeated="1016" table:default-cell-style-name="ce31"/>
        <table:table-row table:style-name="ro5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1307" table:end-x="2.076cm" table:end-y="0.312cm" draw:z-index="1" draw:style-name="gr1" draw:text-style-name="P1" svg:x1="2.075cm" svg:y1="1.878cm" svg:x2="2.075cm" svg:y2="3.148cm">
              <text:p/>
            </draw:line>
          </table:table-cell>
          <table:table-cell table:style-name="ce34" table:number-columns-repeated="1019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1.522cm" table:end-y="0.586cm" draw:z-index="3" draw:style-name="gr1" draw:text-style-name="P1" svg:x1="5.694cm" svg:y1="1.932cm" svg:x2="2.279cm" svg:y2="3.073cm">
              <text:p/>
            </draw:line>
          </table:table-cell>
          <table:table-cell table:style-name="ce68" office:value-type="string" calcext:value-type="string">
            <text:p>Root</text:p>
            <text:p>(Shortcuts)</text:p>
          </table:table-cell>
          <table:table-cell table:style-name="ce32" table:number-columns-repeated="1019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1.522cm" table:end-y="0.595cm" draw:z-index="15" draw:style-name="gr2" draw:text-style-name="P1" svg:x1="5.694cm" svg:y1="1.941cm" svg:x2="2.279cm" svg:y2="3.082cm">
              <text:p/>
            </draw:line>
          </table:table-cell>
          <table:table-cell table:style-name="ce69" office:value-type="string" calcext:value-type="string">
            <text:p>ScrollingContainer</text:p>
            <text:p>(Drag selection)</text:p>
          </table:table-cell>
          <table:table-cell table:style-name="ce32">
            <draw:line table:end-cell-address="Tree.F3" table:end-x="2.081cm" table:end-y="1.665cm" draw:z-index="13" draw:style-name="gr1" draw:text-style-name="P1" svg:x1="2.66cm" svg:y1="-0.559cm" svg:x2="6.075cm" svg:y2="0.582cm">
              <text:p/>
            </draw:line>
          </table:table-cell>
          <table:table-cell table:style-name="ce68" office:value-type="string" calcext:value-type="string">
            <text:p>PaginationContainer</text:p>
            <draw:line table:end-cell-address="Tree.F1317" table:end-x="1.503cm" table:end-y="0.418cm" draw:z-index="11" draw:style-name="gr3" draw:text-style-name="P1" svg:x1="2.013cm" svg:y1="1.878cm" svg:x2="2.013cm" svg:y2="3.148cm">
              <text:p/>
            </draw:line>
          </table:table-cell>
          <table:table-cell table:style-name="ce32" table:number-columns-repeated="1018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</table:table-cell>
          <table:table-cell table:style-name="ce32">
            <draw:line table:end-cell-address="Tree.E4" table:end-x="1.926cm" table:end-y="1.689cm" draw:z-index="14" draw:style-name="gr1" draw:text-style-name="P1" svg:x1="2.506cm" svg:y1="-0.535cm" svg:x2="5.921cm" svg:y2="0.606cm">
              <text:p/>
            </draw:line>
          </table:table-cell>
          <table:table-cell table:style-name="ce66" office:value-type="string" calcext:value-type="string">
            <text:p>ResizingContainer</text:p>
            <text:p>(Column resizing)</text:p>
            <draw:line table:end-cell-address="Tree.G5" table:end-x="1.639cm" table:end-y="0.658cm" draw:z-index="4" draw:style-name="gr1" draw:text-style-name="P1" svg:x1="2.656cm" svg:y1="1.979cm" svg:x2="9.982cm" svg:y2="3.145cm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1018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1.602cm" table:end-y="0.608cm" draw:z-index="5" draw:style-name="gr1" draw:text-style-name="P1" svg:x1="5.774cm" svg:y1="1.772cm" svg:x2="2.341cm" svg:y2="3.095cm">
              <text:p/>
            </draw:line>
          </table:table-cell>
          <table:table-cell table:style-name="ce68" office:value-type="string" calcext:value-type="string">
            <text:p>HeadContainer</text:p>
            <draw:line table:end-cell-address="Tree.D6" table:end-x="1.6cm" table:end-y="0.608cm" draw:z-index="6" draw:style-name="gr1" draw:text-style-name="P1" svg:x1="2.344cm" svg:y1="1.772cm" svg:x2="5.772cm" svg:y2="3.095cm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1.666cm" table:end-y="0.687cm" draw:z-index="0" draw:style-name="gr1" draw:text-style-name="P1" svg:x1="5.838cm" svg:y1="1.852cm" svg:x2="2.41cm" svg:y2="3.174cm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1.668cm" table:end-y="0.687cm" draw:z-index="2" draw:style-name="gr3" draw:text-style-name="P1" svg:x1="2.407cm" svg:y1="1.852cm" svg:x2="5.84cm" svg:y2="3.174cm">
              <text:p/>
            </draw:line>
            <draw:line table:end-cell-address="Tree.G1327" table:end-x="2.038cm" table:end-y="0.47cm" draw:z-index="10" draw:style-name="gr3" draw:text-style-name="P1" svg:x1="2.037cm" svg:y1="1.825cm" svg:x2="2.037cm" svg:y2="3.095cm">
              <text:p/>
            </draw:line>
            <draw:line table:end-cell-address="Tree.H5" table:end-x="3.435cm" table:end-y="1.794cm" draw:z-index="12" draw:style-name="gr1" draw:text-style-name="P1" svg:x1="-6.955cm" svg:y1="-0.522cm" svg:x2="-14.281cm" svg:y2="0.644cm">
              <text:p/>
            </draw:line>
          </table:table-cell>
          <table:table-cell table:style-name="ce32" table:number-columns-repeated="1017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66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1334" table:end-x="2.064cm" table:end-y="0.062cm" draw:z-index="9" draw:style-name="gr1" draw:text-style-name="P1" svg:x1="2.063cm" svg:y1="1.825cm" svg:x2="2.063cm" svg:y2="3.098cm">
              <text:p/>
            </draw:line>
          </table:table-cell>
          <table:table-cell table:style-name="ce32"/>
          <table:table-cell table:style-name="ce69" office:value-type="string" calcext:value-type="string">
            <text:p>SelectionRect</text:p>
          </table:table-cell>
          <table:table-cell table:style-name="ce66" office:value-type="string" calcext:value-type="string">
            <text:p>ColumnGroup</text:p>
          </table:table-cell>
          <table:table-cell table:style-name="ce68" office:value-type="string" calcext:value-type="string">
            <text:p>TableBody</text:p>
            <draw:line table:end-cell-address="Tree.H1334" table:end-x="1.503cm" table:end-y="0.062cm" draw:z-index="8" draw:style-name="gr1" draw:text-style-name="P1" svg:x1="2.013cm" svg:y1="1.825cm" svg:x2="2.013cm" svg:y2="3.098cm">
              <text:p/>
            </draw:line>
          </table:table-cell>
          <table:table-cell table:style-name="ce32" table:number-columns-repeated="1016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68" office:value-type="string" calcext:value-type="string">
            <text:p>TableHeader</text:p>
          </table:table-cell>
          <table:table-cell table:style-name="ce32" table:number-columns-repeated="3"/>
          <table:table-cell table:style-name="ce68" office:value-type="string" calcext:value-type="string">
            <text:p>TableRow</text:p>
            <draw:line table:end-cell-address="Tree.H1336" table:end-x="1.503cm" table:end-y="0.149cm" draw:z-index="7" draw:style-name="gr1" draw:text-style-name="P1" svg:x1="2.013cm" svg:y1="1.934cm" svg:x2="2.013cm" svg:y2="3.204cm">
              <text:p/>
            </draw:line>
          </table:table-cell>
          <table:table-cell table:style-name="ce32" table:number-columns-repeated="1016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70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60" office:value-type="string" calcext:value-type="string" table:number-columns-spanned="2" table:number-rows-spanned="1">
            <text:p>Uses redux props</text:p>
          </table:table-cell>
          <table:covered-table-cell table:style-name="ce60"/>
          <table:table-cell table:number-columns-repeated="1022"/>
        </table:table-row>
        <table:table-row table:style-name="ro2">
          <table:table-cell table:style-name="ce61" office:value-type="string" calcext:value-type="string" table:number-columns-spanned="2" table:number-rows-spanned="1">
            <text:p>Uses ColumnWidthsContext</text:p>
          </table:table-cell>
          <table:covered-table-cell table:style-name="ce61"/>
          <table:table-cell table:number-columns-repeated="1022"/>
        </table:table-row>
        <table:table-row table:style-name="ro2">
          <table:table-cell table:style-name="ce62" office:value-type="string" calcext:value-type="string" table:number-columns-spanned="2" table:number-rows-spanned="1">
            <text:p>Uses SelectionRectContext</text:p>
          </table:table-cell>
          <table:covered-table-cell table:style-name="ce6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64cm" fo:margin-bottom="0.64cm" fo:margin-left="0.64cm" fo:margin-right="0.64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3:22:19.793482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8</meta:editing-cycles>
    <dc:date>2021-03-20T15:18:28.031823502</dc:date>
    <meta:generator>LibreOffice/6.4.6.2$Linux_X86_64 LibreOffice_project/40$Build-2</meta:generator>
    <meta:editing-duration>PT14H58M23S</meta:editing-duration>
    <meta:document-statistic meta:table-count="2" meta:cell-count="148" meta:object-count="1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